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hraseScorer.firstToLa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hraseScorer.pqToLis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hraseScorer.so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hraseScorer.doNex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hraseScorer.explain( final int do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hraseScorer.n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hraseScorer.ini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hraseScor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hraseScorer.d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hraseScorer.skipTo( int targe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hraseScorer.PhraseScorer( Weight weight , TermPositions [ ] tps , int [ ] offsets , Similarity similarity , byte [ ] norm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hraseScorer.sc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